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7b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Oscar S. Strau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5, 1897</text:p>
      <text:p text:style-name="P6">Month<text:tab/><text:tab/><text:tab/><text:tab/><text:tab/><text:tab/>August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ADDRESS LETTERS/</text:p>
      <text:p text:style-name="P3">L. STRAUS &amp; SONS,/</text:p>
      <text:p text:style-name="P3">P. O. BOX 1000./</text:p>
      <text:p text:style-name="P2">Per Steamer_______/</text:p>
      <text:p text:style-name="P2">42, 44, 46, &amp; 48 WARREN ST., AND 116 CHAMBERS ST.,/</text:p>
      <text:p text:style-name="P3"><text:tab/>CABLE ADDRESS: (STRAUS, NEW YORK.)/</text:p>
      <text:p text:style-name="P4">New York Aug. 5, 1897./</text:p>
      <text:p text:style-name="P3">Rev. Dr. S. Morais,/</text:p>
      <text:p text:style-name="P3"><text:tab/>546 N. 5th St., Philadelphia, Pa./</text:p>
      <text:p text:style-name="P3"><text:tab/><text:tab/>My Dear Sir:/</text:p>
      <text:p text:style-name="P3"><text:tab/><text:tab/><text:tab/>I beg to acknowledge receipt of/ your favor of the 4th inst. regarding the unauthorized use of/ your name by the President of the Congregation in Kalamazoo,/ Mich., in his application to Baroness Hirsch. <text:s/>My name was/ also used in the same manner without authority, and I received/ a similar letter, to which I have sent a very peremptory reply,/ that they had no authority for <text:soft-page-break/>the use of my name, that I/ entirely disapprove of it, and I have even gone a step fur-/ther and sent Baroness Hirsch a copy of the correspondence; so/ I think that matter is completely disposed of./</text:p>
      <text:p text:style-name="P3"><text:tab/>I am ashamed of the great abuse by many of my co-/religionists in this country of the generous disposition of/ Baroness de Hirsch, and have done all in my power to discourage/ such, and I think the Baroness understands the situation./ <text:s/>Yours truly,/ Oscar S. Strau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14:03.78</meta:creation-date>
    <dc:date>2012-01-11T14:23:40.17</dc:date>
    <dc:creator>Penn Libraries</dc:creator>
    <meta:editing-duration>PT00H09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362" meta:character-count="2365"/>
  </office:meta>
</office:document-meta>
</file>